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Verdana" style:font-family-asian="Verdana" style:font-family-complex="Verdana" fo:background-color="transparent" fo:color="#000000"/>
    </style:style>
    <style:style style:name="T2" style:family="text">
      <style:text-properties fo:font-size="12.00pt" fo:font-weight="normal" fo:font-family="Verdana" style:font-family-asian="Verdana" style:font-family-complex="Verdana" fo:background-color="transparent" fo:color="#0f0f0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Verdana" style:font-family-asian="Verdana" style:font-family-complex="Verdana" fo:background-color="transparent" fo:color="#0f0f0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Verdana" style:font-family-asian="Verdana" style:font-family-complex="Verdana" fo:background-color="#ffff00" fo:color="#0f0f0f"/>
    </style:style>
    <style:style style:name="T7" style:family="text">
      <style:text-properties fo:font-size="12.00pt" fo:font-weight="normal" fo:font-family="Verdana" style:font-family-asian="Verdana" style:font-family-complex="Verdana" fo:background-color="#ffff00"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Verdana" style:font-family-asian="Verdana" style:font-family-complex="Verdana" fo:background-color="transparent" fo:color="#000000"/>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left" fo:margin-top="12.00pt" fo:margin-bottom="6.00pt"/>
    </style:style>
    <style:style style:name="P2" style:family="paragraph">
      <style:paragraph-properties fo:line-height="150.00%" fo:text-align="left"/>
    </style:style>
    <style:style style:name="P3" style:family="paragraph">
      <style:paragraph-properties fo:line-height="100.00%" fo:text-align="left"/>
    </style:style>
    <style:style style:name="P4" style:family="paragraph">
      <style:paragraph-properties fo:line-height="150.00%" fo:text-align="left" fo:margin-bottom="7.00pt"/>
    </style:style>
  </office:automatic-styles>
  <office:body>
    <office:text>
      <text:p text:style-name="P1"><text:span text:style-name="T1">ABOUT US PAGE</text:span></text:p>
      <text:p text:style-name="P2"><text:span text:style-name="T2"><text:s/></text:span></text:p>
      <text:p text:style-name="P2"><text:span text:style-name="T3"/></text:p>
      <text:p text:style-name="P2"><text:span text:style-name="T4">Our platform mission to allow each and every human to become wealthy and creatin financial freedom in the life. the platform<text:s text:c="2"/>including a secure and profitable WFL coin, diverse passive income streams, and smart tools for achieving true financial freedom. With easy operations designed for everyone, our platform ensures simplicity and accessibility. We believe in sharing wealth, eradicating poverty, and making your financial dreams become reality. Experience the power of smart contracts, referral programs, yielding, AI-driven auto-trading, an NFT marketplace, and the convenience of our WFL debit card wallet with an intelligent dashboard. Join us on this journey to transform your financial reality!"</text:span></text:p>
      <text:p text:style-name="P2"><text:span text:style-name="T5"/></text:p>
      <text:p text:style-name="P2"><text:span text:style-name="T6">Wealth Free Life is not just a crypto platform; it's a revolutionary ecosystem. Unlike others that focus solely on trading, we offer a holistic approach with smart contracts, referrals, auto-trading, an NFT marketplace, and the innovative DAO feature. Here, all WFL token holders act as blockchain shareholders, collectively boosting the coin's value. Our user-friendly interface ensures accessibility for all, while our WFL debit card integrates crypto into daily life. With a commitment to transparency, security, and global impact, we're not just changing finance; we're empowering a worldwide community on the path to financial freedom."</text:span><text:span text:style-name="T7"><text:s/></text:span></text:p>
      <text:p text:style-name="P2"><text:span text:style-name="T8"/></text:p>
      <text:p text:style-name="P2"><text:span text:style-name="T9">About Wealth Free Life</text:span></text:p>
      <text:p text:style-name="P2"><text:span text:style-name="T10"/></text:p>
      <text:p text:style-name="P2"><text:span text:style-name="T11">Wealth Free Life is not just a platform; we are a movement, a commitment to reshaping lives through financial empowerment. Our story begins with the belief that financial freedom is not a luxury but a birthright that should be accessible to all.</text:span></text:p>
      <text:p text:style-name="P2"><text:span text:style-name="T12"/></text:p>
      <text:p text:style-name="P2"><text:span text:style-name="T13">Our Mission</text:span></text:p>
      <text:p text:style-name="P2"><text:span text:style-name="T14"/></text:p>
      <text:p text:style-name="P2"><text:span text:style-name="T15">At Wealth Free Life, we are on a mission to redefine the landscape of wealth creation. Our platform is designed to break the chains of traditional financial systems, offering a revolutionary approach to income money streams generation and wealth accumulation.</text:span></text:p>
      <text:p text:style-name="P2"><text:span text:style-name="T16"/></text:p>
      <text:p text:style-name="P2"><text:span text:style-name="T17">Why Choose Wealth Free Life?</text:span></text:p>
      <text:p text:style-name="P2"><text:span text:style-name="T18"/></text:p>
      <text:p text:style-name="P2"><text:span text:style-name="T19">Innovation in Every Feature: We stand out as a beacon of innovation, offering a comprehensive suite of features, including smart contracts, referral programs, staking-<text:s text:c="2"/>yielding, AI-driven auto-trading, an NFT marketplace, and a user-friendly WFL debit card wallet.</text:span></text:p>
      <text:p text:style-name="P2"><text:span text:style-name="T20"/></text:p>
      <text:p text:style-name="P2"><text:span text:style-name="T21">Accessible Financial Freedom: Our commitment is to make financial freedom accessible. Through a blend of cutting-edge technology and a user-centric approach, we empower individuals to take control of their financial destinies.</text:span></text:p>
      <text:p text:style-name="P2"><text:span text:style-name="T22"/></text:p>
      <text:p text:style-name="P2"><text:span text:style-name="T23">A Community of Changemakers: Wealth Free Life is more than a platform; it's a community of like-minded individuals united by the vision of a wealthier, more prosperous world. We believe in sharing the wealth and creating a positive impact on a global scale.</text:span></text:p>
      <text:p text:style-name="P2"><text:span text:style-name="T24"/></text:p>
      <text:p text:style-name="P2"><text:span text:style-name="T25">Join Us on This Journey</text:span></text:p>
      <text:p text:style-name="P2"><text:span text:style-name="T26"/></text:p>
      <text:p text:style-name="P2"><text:span text:style-name="T27">Whether you're a seasoned investor or someone taking their first steps into the world of finance, Wealth Free Life welcomes you. Join us on this transformative journey toward financial abundance, security, and the realization of your dreams.</text:span></text:p>
      <text:p text:style-name="P2"><text:span text:style-name="T28"/></text:p>
      <text:p text:style-name="P2"><text:span text:style-name="T29">Your financial freedom begins here.</text:span></text:p>
      <text:p text:style-name="P3"><text:span text:style-name="T30"><text:line-break/>----------------------------------------------------------------------------------------------</text:span></text:p>
      <text:p text:style-name="P4"><text:span text:style-name="T31">ROAD MAP - can be last frames after the about us...</text:span></text:p>
      <text:p text:style-name="P4"><text:span text:style-name="T31"/></text:p>
      <text:p text:style-name="P4"><text:span text:style-name="T31">2022:</text:span></text:p>
      <text:p text:style-name="P4"><text:span text:style-name="T31"/></text:p>
      <text:p text:style-name="P4"><text:span text:style-name="T31">Q1: Concept Development and Architecture Design</text:span></text:p>
      <text:p text:style-name="P4"><text:span text:style-name="T31"/></text:p>
      <text:p text:style-name="P4"><text:span text:style-name="T31">In this phase, our team will brainstorm and refine the core concepts of the Wealth Free Life platform. We'll delve into the architecture design, outlining the framework that will serve as the foundation for our innovative financial ecosystem.</text:span></text:p>
      <text:p text:style-name="P4"><text:span text:style-name="T31">Q2: Prototype Development and Testing</text:span></text:p>
      <text:p text:style-name="P4"><text:span text:style-name="T31"/></text:p>
      <text:p text:style-name="P4"><text:span text:style-name="T31">Building on the conceptual groundwork, we will create a prototype of the platform. This prototype will undergo rigorous testing to ensure that it aligns with our vision and meets the high standards of functionality, security, and user experience.</text:span></text:p>
      <text:p text:style-name="P4"><text:span text:style-name="T31">Q3: Detailed Planning and Market Research</text:span></text:p>
      <text:p text:style-name="P4"><text:span text:style-name="T31"/></text:p>
      <text:p text:style-name="P4"><text:span text:style-name="T31">As we progress, we'll conduct detailed planning, refining our strategies based on comprehensive market research. This phase is crucial for understanding user needs, market trends, and competition, guiding us toward informed decision-making.</text:span></text:p>
      <text:p text:style-name="P4"><text:span text:style-name="T31">Q4: Seed Funding and Team Building</text:span></text:p>
      <text:p text:style-name="P4"><text:span text:style-name="T31"/></text:p>
      <text:p text:style-name="P4"><text:span text:style-name="T31">To fuel our vision, we will secure seed funding and assemble a talented and dedicated team. This phase is pivotal for establishing the core group of individuals who will drive the Wealth Free Life project forward.</text:span></text:p>
      <text:p text:style-name="P4"><text:span text:style-name="T31"/></text:p>
      <text:p text:style-name="P4"><text:span text:style-name="T31">2023:</text:span></text:p>
      <text:p text:style-name="P4"><text:span text:style-name="T31"/></text:p>
      <text:p text:style-name="P4"><text:span text:style-name="T31">Q1: Development of Blockchain and Web3 Components Commences</text:span></text:p>
      <text:p text:style-name="P4"><text:span text:style-name="T31"/></text:p>
      <text:p text:style-name="P4"><text:span text:style-name="T31">Embarking on the development of blockchain and Web3 components, we'll lay the technological groundwork for a decentralized and efficient financial platform.</text:span></text:p>
      <text:p text:style-name="P4"><text:span text:style-name="T31">Q2: Building Core Platform Functionalities</text:span></text:p>
      <text:p text:style-name="P4"><text:span text:style-name="T31"/></text:p>
      <text:p text:style-name="P4"><text:span text:style-name="T31">This phase focuses on bringing the core functionalities of the Wealth Free Life platform to life. Development efforts will concentrate on features that form the backbone of our user experience.</text:span></text:p>
      <text:p text:style-name="P4"><text:span text:style-name="T31">Q3: Integration Testing and Pre-launch</text:span></text:p>
      <text:p text:style-name="P4"><text:span text:style-name="T31"/></text:p>
      <text:p text:style-name="P4"><text:span text:style-name="T31">As the platform takes shape, we'll conduct thorough integration testing to ensure seamless interactions between different components. The pre-launch phase will involve a limited release to gather valuable user feedback and make final optimizations.</text:span></text:p>
      <text:p text:style-name="P4"><text:span text:style-name="T31">Q4: Security Testing and Optimization</text:span></text:p>
      <text:p text:style-name="P4"><text:span text:style-name="T31"/></text:p>
      <text:p text:style-name="P4"><text:span text:style-name="T31">Security is paramount. This phase will involve rigorous testing to identify and address potential vulnerabilities. Optimization efforts will refine the platform's performance, security, and overall user experience.</text:span></text:p>
      <text:p text:style-name="P4"><text:span text:style-name="T31"/></text:p>
      <text:p text:style-name="P4"><text:span text:style-name="T31">2024:</text:span></text:p>
      <text:p text:style-name="P4"><text:span text:style-name="T31"/></text:p>
      <text:p text:style-name="P4"><text:span text:style-name="T31">Q1: Official Platform Launch</text:span></text:p>
      <text:p text:style-name="P4"><text:span text:style-name="T31"/></text:p>
      <text:p text:style-name="P4"><text:span text:style-name="T31">The much-anticipated official launch of the Wealth Free Life platform will mark a significant milestone. Users can now access the full suite of features designed to empower their financial journey.</text:span></text:p>
      <text:p text:style-name="P4"><text:span text:style-name="T31">Q2: Payment Card Connection to Members' Wallets</text:span></text:p>
      <text:p text:style-name="P4"><text:span text:style-name="T31"/></text:p>
      <text:p text:style-name="P4"><text:span text:style-name="T31">Introducing seamless integration, members will be able to connect their payment cards directly to their wallets, enhancing accessibility and convenience.</text:span></text:p>
      <text:p text:style-name="P4"><text:span text:style-name="T31">Q3: Expand Marketing Efforts and Member Acquisition</text:span></text:p>
      <text:p text:style-name="P4"><text:span text:style-name="T31"/></text:p>
      <text:p text:style-name="P4"><text:span text:style-name="T31">With the platform established, we'll intensify marketing efforts to reach a wider audience. Member acquisition will be a key focus, aiming to grow our community of users.</text:span></text:p>
      <text:p text:style-name="P4"><text:span text:style-name="T31">Q4: Release Additional Platform Features and Functionality</text:span></text:p>
      <text:p text:style-name="P4"><text:span text:style-name="T31"/></text:p>
      <text:p text:style-name="P4"><text:span text:style-name="T31">Building on the initial features, this phase will bring forth additional functionalities and enhancements, further enriching the Wealth Free Life experience.</text:span></text:p>
      <text:p text:style-name="P4"><text:span text:style-name="T31">2025:</text:span></text:p>
      <text:p text:style-name="P4"><text:span text:style-name="T31"/></text:p>
      <text:p text:style-name="P4"><text:span text:style-name="T31">Q1: Develop New Web3 Decentralized Apps</text:span></text:p>
      <text:p text:style-name="P4"><text:span text:style-name="T31"/></text:p>
      <text:p text:style-name="P4"><text:span text:style-name="T31">Staying ahead of technological trends, we'll develop new decentralized applications (DApps) to offer innovative and cutting-edge features.</text:span></text:p>
      <text:p text:style-name="P4"><text:span text:style-name="T31">Q2: Register &amp; License in Other Regions</text:span></text:p>
      <text:p text:style-name="P4"><text:span text:style-name="T31"/></text:p>
      <text:p text:style-name="P4"><text:span text:style-name="T31">Expanding our global presence, we'll obtain necessary registrations and licenses to operate in different regions, ensuring compliance with local regulations.</text:span></text:p>
      <text:p text:style-name="P4"><text:span text:style-name="T31">Q3: Partnerships with Other Blockchain Companies</text:span></text:p>
      <text:p text:style-name="P4"><text:span text:style-name="T31"/></text:p>
      <text:p text:style-name="P4"><text:span text:style-name="T31">Collaborations with other blockchain companies will open avenues for mutual growth and innovation, fostering a dynamic ecosystem.</text:span></text:p>
      <text:p text:style-name="P4"><text:span text:style-name="T31">Q4: Expand Platform Capabilities</text:span></text:p>
      <text:p text:style-name="P4"><text:span text:style-name="T31"/></text:p>
      <text:p text:style-name="P4"><text:span text:style-name="T31">Responding to user feedback and market demands, we'll expand the capabilities of the platform to offer a more diverse range of investment options.</text:span></text:p>
      <text:p text:style-name="P4"><text:span text:style-name="T31">2026:</text:span></text:p>
      <text:p text:style-name="P4"><text:span text:style-name="T31"/></text:p>
      <text:p text:style-name="P4"><text:span text:style-name="T31">Q1: Build WFL Bank and Integrate with the Platform</text:span></text:p>
      <text:p text:style-name="P4"><text:span text:style-name="T31"/></text:p>
      <text:p text:style-name="P4"><text:span text:style-name="T31">Introducing a dedicated bank under the Wealth Free Life umbrella, we'll integrate it seamlessly with the platform for enhanced financial services.</text:span></text:p>
      <text:p text:style-name="P4"><text:span text:style-name="T31">Q2: Expand Payment Options and Introduce Lending/Borrowing Services</text:span></text:p>
      <text:p text:style-name="P4"><text:span text:style-name="T31"/></text:p>
      <text:p text:style-name="P4"><text:span text:style-name="T31">Offering flexibility, we'll expand payment options within the platform and introduce lending and borrowing services to cater to diverse financial needs.</text:span></text:p>
      <text:p text:style-name="P4"><text:span text:style-name="T31">Q3: Release Mobile App</text:span></text:p>
      <text:p text:style-name="P4"><text:span text:style-name="T31"/></text:p>
      <text:p text:style-name="P4"><text:span text:style-name="T31">Enhancing user accessibility, a dedicated mobile app will be released, allowing users to manage their financial activities on the go.</text:span></text:p>
      <text:p text:style-name="P4"><text:span text:style-name="T31">Q4: Expand International Presence</text:span></text:p>
      <text:p text:style-name="P4"><text:span text:style-name="T31"/></text:p>
      <text:p text:style-name="P4"><text:span text:style-name="T31">In pursuit of global opportunities, we'll focus on expanding our international presence, making Wealth Free Life accessible to users worldwide.</text:span></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2">ROAD MAP</text:span><text:span text:style-name="T33"><text:s/>( last frame of the page about us)</text:span></text:p>
      <text:p text:style-name="P4"><text:span text:style-name="T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